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ae52" officeooo:paragraph-rsid="0004ae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cine : </text:p>
      <text:p text:style-name="P1">app :</text:p>
      <text:p text:style-name="P1">build :</text:p>
      <text:p text:style-name="P1">cursors :</text:p>
      <text:p text:style-name="P1">data :</text:p>
      <text:p text:style-name="P1">desktop :</text:p>
      <text:p text:style-name="P1">devel-docs :</text:p>
      <text:p text:style-name="P1">docs :</text:p>
      <text:p text:style-name="P1">etc :</text:p>
      <text:p text:style-name="P1">libgimp :</text:p>
      <text:p text:style-name="P1">libgimpbase :</text:p>
      <text:p text:style-name="P1">libgimpcolor :</text:p>
      <text:p text:style-name="P1">libgimpsconfig :</text:p>
      <text:p text:style-name="P1">libgimpmath :</text:p>
      <text:p text:style-name="P1">libgimpmodule :</text:p>
      <text:p text:style-name="P1">libgimpthumb :</text:p>
      <text:p text:style-name="P1">libgimpwidgets :</text:p>
      <text:p text:style-name="P1">m4macros :</text:p>
      <text:p text:style-name="P1">menus :</text:p>
      <text:p text:style-name="P1">modules :</text:p>
      <text:p text:style-name="P1">plug-ins :</text:p>
      <text:p text:style-name="P1">po :</text:p>
      <text:p text:style-name="P1">po-libgimp :</text:p>
      <text:p text:style-name="P1">po-plug-ins :</text:p>
      <text:p text:style-name="P1">po-python :</text:p>
      <text:p text:style-name="P1">po-script-fu :</text:p>
      <text:p text:style-name="P1">po-tips :</text:p>
      <text:p text:style-name="P1">themes :</text:p>
      <text:p text:style-name="P1">tools 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16:21.113875451</meta:creation-date>
    <dc:date>2017-10-03T11:30:07.563166841</dc:date>
    <meta:editing-duration>PT2M26S</meta:editing-duration>
    <meta:editing-cycles>1</meta:editing-cycles>
    <meta:document-statistic meta:table-count="0" meta:image-count="0" meta:object-count="0" meta:page-count="1" meta:paragraph-count="29" meta:word-count="58" meta:character-count="292" meta:non-whitespace-character-count="262"/>
    <meta:generator>LibreOffice/5.1.6.2$Linux_x86 LibreOffice_project/10m0$Build-2</meta:generator>
  </office:meta>
</office:document-meta>
</file>